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text-properties style:font-name="Arial" fo:font-size="12pt" style:font-size-asian="12pt" style:font-size-complex="12pt"/>
    </style:style>
    <style:style style:name="P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style:font-name="sans-serif" fo:letter-spacing="normal"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datory access control (MAC) </text:span><text:s/>ist eine Art der Zugriffskontrolle, bei der die Möglichkeit, den Zugriff auf Ressourcenobjekte in einem Dateisystem zu gewähren oder zu verweigern, durch ein Betriebssystem eingeschränkt wird. Dieser Mechanismus wird in der Regel in Regierungszentren verwendet, die streng geheime und sensible Daten speichern.</text:p>
      <text:p text:style-name="P1"/>
      <text:p text:style-name="P1"/>
      <text:p text:style-name="P3"><text:span text:style-name="Strong_20_Emphasis"><text:span text:style-name="T3">MAC access control models often show one or more of the following attributes:</text:span></text:span></text:p>
      <text:list xml:id="list7114683473727591508" text:style-name="L1">
        <text:list-item>
          <text:p text:style-name="P5"><text:span text:style-name="T2">A </text:span><text:span text:style-name="Strong_20_Emphasis"><text:span text:style-name="T2">resource's security label</text:span></text:span><text:span text:style-name="T2"> can be changed by administrators, but not by data owners.</text:span></text:p>
        </text:list-item>
        <text:list-item>
          <text:p text:style-name="P6">Data is assigned a security level that reflects its sensitivity, confidentiality, and protection value.</text:p>
        </text:list-item>
        <text:list-item>
          <text:p text:style-name="P5"><text:span text:style-name="T2">Users can read material from </text:span><text:span text:style-name="Strong_20_Emphasis"><text:span text:style-name="T2">classification levels below their own</text:span></text:span><text:span text:style-name="T2"> (a user with a "Secret" clearance can read an unclassified document).</text:span></text:p>
        </text:list-item>
        <text:list-item>
          <text:p text:style-name="P6">Users can write to resources with classification levels higher than their own (a "Secret" user can post information to a Top Secret resource).</text:p>
        </text:list-item>
        <text:list-item>
          <text:p text:style-name="P6">Users can read/write only to objects with their classification level (a "Secret" user can only read/write to a Secret document).</text:p>
        </text:list-item>
        <text:list-item>
          <text:p text:style-name="P6">The time of the day defines access authorization or restriction to objects, depending on the labeling of the resource and the user's credentials (as determined by policy).</text:p>
        </text:list-item>
        <text:list-item>
          <text:p text:style-name="P4">Access is authorized or restricted to objects based on the security characteristics of the HTTP client (such as version information, SSL bit length, originating IP address, or domai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57S</meta:editing-duration>
    <meta:editing-cycles>5</meta:editing-cycles>
    <meta:generator>OpenOffice/4.1.14$Win32 OpenOffice.org_project/4114m1$Build-9811</meta:generator>
    <dc:date>2023-11-26T12:49:51.38</dc:date>
    <dc:creator>kaos sevdalisi</dc:creator>
    <meta:document-statistic meta:table-count="0" meta:image-count="0" meta:object-count="0" meta:page-count="1" meta:paragraph-count="9" meta:word-count="213" meta:character-count="1375"/>
    <meta:user-defined meta:name="Info 1"/>
    <meta:user-defined meta:name="Info 2"/>
    <meta:user-defined meta:name="Info 3"/>
    <meta:user-defined meta:name="Info 4"/>
  </office:meta>
</office:document-meta>
</file>